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1" style:family="table">
      <style:table-properties style:width="183.87mm" table:align="margins" style:may-break-between-rows="false"/>
    </style:style>
    <style:style style:name="Table1.A" style:family="table-column">
      <style:table-column-properties style:column-width="6mm" style:rel-column-width="2137*"/>
    </style:style>
    <style:style style:name="Table1.C" style:family="table-column">
      <style:table-column-properties style:column-width="8.01mm" style:rel-column-width="2854*"/>
    </style:style>
    <style:style style:name="Table1.D" style:family="table-column">
      <style:table-column-properties style:column-width="70.01mm" style:rel-column-width="24952*"/>
    </style:style>
    <style:style style:name="Table1.E" style:family="table-column">
      <style:table-column-properties style:column-width="63.01mm" style:rel-column-width="22456*"/>
    </style:style>
    <style:style style:name="Table1.F" style:family="table-column">
      <style:table-column-properties style:column-width="10mm" style:rel-column-width="3564*"/>
    </style:style>
    <style:style style:name="Table1.G" style:family="table-column">
      <style:table-column-properties style:column-width="20.87mm" style:rel-column-width="7435*"/>
    </style:style>
    <style:style style:name="Table1.1" style:family="table-row">
      <style:table-row-properties style:row-height="14.99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2" style:family="table-row">
      <style:table-row-properties style:row-height="8.01mm"/>
    </style:style>
    <style:style style:name="Table1.A2" style:family="table-cell">
      <style:table-cell-properties style:vertical-align="middle" fo:padding="0mm" fo:border-left="none" fo:border-right="none" fo:border-top="none" fo:border-bottom="0.8pt solid #000000"/>
    </style:style>
    <style:style style:name="Table1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1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1.A33" style:family="table-cell">
      <style:table-cell-properties style:vertical-align="middle" fo:padding="0mm" fo:border="none"/>
    </style:style>
    <style:style style:name="Table1.B33" style:family="table-cell">
      <style:table-cell-properties style:vertical-align="middle" fo:padding="0mm" fo:border-left="1.6pt solid #000000" fo:border-right="none" fo:border-top="none" fo:border-bottom="none"/>
    </style:style>
    <style:style style:name="Table1.D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1.99mm" table:align="margins" style:shadow="none" style:may-break-between-rows="false"/>
    </style:style>
    <style:style style:name="Table4.A" style:family="table-column">
      <style:table-column-properties style:column-width="5.24mm" style:rel-column-width="28620*"/>
    </style:style>
    <style:style style:name="Table4.B" style:family="table-column">
      <style:table-column-properties style:column-width="6.76mm" style:rel-column-width="36915*"/>
    </style:style>
    <style:style style:name="Table4.1" style:family="table-row">
      <style:table-row-properties style:row-height="59.5mm"/>
    </style:style>
    <style:style style:name="Table4.A1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 style:text-scale="85%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6" style:family="paragraph" style:parent-style-name="Standard" style:master-page-name="">
      <style:paragraph-properties style:page-number="auto" fo:break-after="page"/>
    </style:style>
    <style:style style:name="P17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print-content="false" style:run-through="foreground" style:wrap="none" style:vertical-pos="from-top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rame2" text:anchor-type="paragraph" svg:x="20mm" svg:y="277mm" svg:width="185mm" svg:height="14.99mm" draw:z-index="3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11"/></table:table-cell><table:table-cell table:style-name="Table2.B1" office:value-type="string"><text:p text:style-name="P11"/></table:table-cell><table:table-cell table:style-name="Table2.B1" office:value-type="string"><text:p text:style-name="P11"/></table:table-cell><table:table-cell table:style-name="Table2.B1" office:value-type="string"><text:p text:style-name="P11"/></table:table-cell><table:table-cell table:style-name="Table2.B1" office:value-type="string"><text:p text:style-name="P11"/></table:table-cell><table:table-cell table:style-name="Table2.F1" table:number-rows-spanned="4" office:value-type="string"><text:p text:style-name="P8"/></table:table-cell><table:table-cell table:style-name="Table2.G1" table:number-rows-spanned="2" office:value-type="string"><text:p text:style-name="P12">Лист</text:p></table:table-cell></table:table-row><table:table-row table:style-name="Table2.2"><table:table-cell table:style-name="Table2.A2" table:number-rows-spanned="2" office:value-type="string"><text:p text:style-name="P11"/></table:table-cell><table:table-cell table:style-name="Table2.G1" table:number-rows-spanned="2" office:value-type="string"><text:p text:style-name="P11"/></table:table-cell><table:table-cell table:style-name="Table2.G1" table:number-rows-spanned="2" office:value-type="string"><text:p text:style-name="P11"/></table:table-cell><table:table-cell table:style-name="Table2.G1" table:number-rows-spanned="2" office:value-type="string"><text:p text:style-name="P11"/></table:table-cell><table:table-cell table:style-name="Table2.G1" table:number-rows-spanned="2" office:value-type="string"><text:p text:style-name="P11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3"/></table:table-cell></table:table-row><table:table-row table:style-name="Table2.1"><table:table-cell table:style-name="Table2.A4" office:value-type="string"><text:p text:style-name="P14">Изм.</text:p></table:table-cell><table:table-cell table:style-name="Table2.F1" office:value-type="string"><text:p text:style-name="P14">Лист</text:p></table:table-cell><table:table-cell table:style-name="Table2.F1" office:value-type="string"><text:p text:style-name="P15">№ докум.</text:p></table:table-cell><table:table-cell table:style-name="Table2.F1" office:value-type="string"><text:p text:style-name="P14">Подп.</text:p></table:table-cell><table:table-cell table:style-name="Table2.F1" office:value-type="string"><text:p text:style-name="P14">Дата</text:p></table:table-cell><table:covered-table-cell/><table:covered-table-cell/></table:table-row></table:table><text:p text:style-name="Frame_20_contents"/></draw:text-box></draw:frame><draw:frame draw:style-name="fr2" draw:name="Frame1" text:anchor-type="paragraph" svg:x="20mm" svg:y="4.99mm" svg:width="185mm" svg:height="271.99mm" draw:z-index="4"><draw:text-box><table:table table:name="Table1" table:style-name="Table1"><table:table-column table:style-name="Table1.A" table:number-columns-repeated="2"/><table:table-column table:style-name="Table1.C"/><table:table-column table:style-name="Table1.D"/><table:table-column table:style-name="Table1.E"/><table:table-column table:style-name="Table1.F"/><table:table-column table:style-name="Table1.G"/><table:table-row table:style-name="Table1.1"><table:table-cell table:style-name="Table1.A1" office:value-type="string"><text:p text:style-name="P1">Формат</text:p></table:table-cell><table:table-cell table:style-name="Table1.B1" office:value-type="string"><text:p text:style-name="P2">Зона</text:p></table:table-cell><table:table-cell table:style-name="Table1.B1" office:value-type="string"><text:p text:style-name="P3">Поз.</text:p></table:table-cell><table:table-cell table:style-name="Table1.B1" office:value-type="string"><text:p text:style-name="P5">Обозначение</text:p></table:table-cell><table:table-cell table:style-name="Table1.B1" office:value-type="string"><text:p text:style-name="P5">Наименование</text:p></table:table-cell><table:table-cell table:style-name="Table1.B1" office:value-type="string"><text:p text:style-name="P3">Кол.</text:p></table:table-cell><table:table-cell table:style-name="Table1.B1" office:value-type="string"><text:p text:style-name="P4">Приме-</text:p><text:p text:style-name="P4">чание</text:p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2" office:value-type="string"><text:p text:style-name="P6"/></table:table-cell><table:table-cell table:style-name="Table1.B2" office:value-type="string"><text:p text:style-name="P6"/></table:table-cell><table:table-cell table:style-name="Table1.B2" office:value-type="string"><text:p text:style-name="P6"/></table:table-cell><table:table-cell table:style-name="Table1.D2" office:value-type="string"><text:p text:style-name="P7"/></table:table-cell><table:table-cell table:style-name="Table1.D2" office:value-type="string"><text:p text:style-name="P7"/></table:table-cell><table:table-cell table:style-name="Table1.B2" office:value-type="string"><text:p text:style-name="P6"/></table:table-cell><table:table-cell table:style-name="Table1.B2" office:value-type="string"><text:p text:style-name="P6"/></table:table-cell></table:table-row><table:table-row table:style-name="Table1.2"><table:table-cell table:style-name="Table1.A33" office:value-type="string"><text:p text:style-name="P6"/></table:table-cell><table:table-cell table:style-name="Table1.B33" office:value-type="string"><text:p text:style-name="P6"/></table:table-cell><table:table-cell table:style-name="Table1.B33" office:value-type="string"><text:p text:style-name="P6"/></table:table-cell><table:table-cell table:style-name="Table1.D33" office:value-type="string"><text:p text:style-name="P7"/></table:table-cell><table:table-cell table:style-name="Table1.D33" office:value-type="string"><text:p text:style-name="P7"/></table:table-cell><table:table-cell table:style-name="Table1.B33" office:value-type="string"><text:p text:style-name="P6"/></table:table-cell><table:table-cell table:style-name="Table1.B33" office:value-type="string"><text:p text:style-name="P6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2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9">Подп. дата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Инв. № дубл.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Взам. инв. №</text:p></table:table-cell><table:table-cell table:style-name="Table3.B1" office:value-type="string"><text:p text:style-name="P10"/></table:table-cell></table:table-row><table:table-row table:style-name="Table3.4"><table:table-cell table:style-name="Table3.A1" office:value-type="string"><text:p text:style-name="P9">Подп. и дата</text:p></table:table-cell><table:table-cell table:style-name="Table3.B1" office:value-type="string"><text:p text:style-name="P10"/></table:table-cell></table:table-row><table:table-row table:style-name="Table3.2"><table:table-cell table:style-name="Table3.A5" office:value-type="string"><text:p text:style-name="P9">Инв. № подл.</text:p></table:table-cell><table:table-cell table:style-name="Table3.B5" office:value-type="string"><text:p text:style-name="P10"/></table:table-cell></table:table-row></table:table><text:p text:style-name="Frame_20_contents"/></draw:text-box></draw:frame><draw:frame draw:style-name="fr4" draw:name="Frame5" text:anchor-type="paragraph" svg:x="95mm" svg:width="110mm" svg:height="4.99mm" draw:z-index="1"><draw:text-box><text:p text:style-name="P17">Копировал<text:tab/>Формат А4</text:p></draw:text-box></draw:frame><draw:frame draw:style-name="fr5" draw:name="Frame4" text:anchor-type="paragraph" svg:x="8.01mm" svg:y="4.99mm" svg:width="11.99mm" svg:height="120mm" draw:z-index="0"><draw:text-box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9"/></table:table-cell><table:table-cell table:style-name="Table4.A1" office:value-type="string"><text:p text:style-name="P10"/></table:table-cell></table:table-row><table:table-row table:style-name="Table4.1"><table:table-cell table:style-name="Table4.A1" office:value-type="string"><text:p text:style-name="P9"/></table:table-cell><table:table-cell table:style-name="Table4.A1" office:value-type="string"><text:p text:style-name="P10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2T22:54:07</dc:date>
    <dc:creator>Константин </dc:creator>
    <meta:editing-duration>PT5H34M16S</meta:editing-duration>
    <meta:editing-cycles>25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0" meta:word-count="32" meta:character-count="158" meta:non-whitespace-character-count="146"/>
  </office:meta>
</office:document-meta>
</file>